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fryka Południowa</text:p>
          </table:table-cell>
          <table:table-cell office:value-type="float" office:value="9.33">
            <text:p>9,33</text:p>
          </table:table-cell>
          <table:table-cell office:value-type="float" office:value="167675">
            <text:p>167675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float" office:value="26.22">
            <text:p>26,22</text:p>
          </table:table-cell>
          <table:table-cell office:value-type="float" office:value="169091.67">
            <text:p>169091,6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Aruba</text:p>
          </table:table-cell>
          <table:table-cell office:value-type="float" office:value="7.53">
            <text:p>7,53</text:p>
          </table:table-cell>
          <table:table-cell office:value-type="float" office:value="129525">
            <text:p>129525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float" office:value="-0">
            <text:p>-0</text:p>
          </table:table-cell>
          <table:table-cell office:value-type="float" office:value="162125">
            <text:p>16212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9.08">
            <text:p>9,08</text:p>
          </table:table-cell>
          <table:table-cell office:value-type="float" office:value="140183.34">
            <text:p>140183,34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float" office:value="33.07">
            <text:p>33,07</text:p>
          </table:table-cell>
          <table:table-cell office:value-type="float" office:value="201058.33">
            <text:p>201058,33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float" office:value="-0.04">
            <text:p>-0,04</text:p>
          </table:table-cell>
          <table:table-cell office:value-type="float" office:value="127791.66">
            <text:p>127791,6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float" office:value="15.18">
            <text:p>15,18</text:p>
          </table:table-cell>
          <table:table-cell office:value-type="float" office:value="151008.33">
            <text:p>151008,33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float" office:value="10.38">
            <text:p>10,38</text:p>
          </table:table-cell>
          <table:table-cell office:value-type="float" office:value="177116.67">
            <text:p>177116,67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float" office:value="5.99">
            <text:p>5,99</text:p>
          </table:table-cell>
          <table:table-cell office:value-type="float" office:value="130558.34">
            <text:p>130558,34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float" office:value="44.57">
            <text:p>44,57</text:p>
          </table:table-cell>
          <table:table-cell office:value-type="float" office:value="209233.34">
            <text:p>209233,34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float" office:value="16.57">
            <text:p>16,57</text:p>
          </table:table-cell>
          <table:table-cell office:value-type="float" office:value="146683.34">
            <text:p>146683,34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float" office:value="18.63">
            <text:p>18,63</text:p>
          </table:table-cell>
          <table:table-cell office:value-type="float" office:value="185370.83">
            <text:p>185370,83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float" office:value="13.83">
            <text:p>13,83</text:p>
          </table:table-cell>
          <table:table-cell office:value-type="float" office:value="117991.67">
            <text:p>117991,6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float" office:value="16.05">
            <text:p>16,05</text:p>
          </table:table-cell>
          <table:table-cell office:value-type="float" office:value="190887.5">
            <text:p>190887,5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float" office:value="8.31">
            <text:p>8,31</text:p>
          </table:table-cell>
          <table:table-cell office:value-type="float" office:value="121766.66">
            <text:p>121766,66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float" office:value="7.87">
            <text:p>7,87</text:p>
          </table:table-cell>
          <table:table-cell office:value-type="float" office:value="158758.34">
            <text:p>158758,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zechy</text:p>
          </table:table-cell>
          <table:table-cell office:value-type="float" office:value="13.94">
            <text:p>13,94</text:p>
          </table:table-cell>
          <table:table-cell office:value-type="float" office:value="133445.84">
            <text:p>133445,8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float" office:value="-0.41">
            <text:p>-0,41</text:p>
          </table:table-cell>
          <table:table-cell office:value-type="float" office:value="127933.34">
            <text:p>127933,34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float" office:value="5.53">
            <text:p>5,53</text:p>
          </table:table-cell>
          <table:table-cell office:value-type="float" office:value="196200">
            <text:p>196200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float" office:value="17.88">
            <text:p>17,88</text:p>
          </table:table-cell>
          <table:table-cell office:value-type="float" office:value="163075.01">
            <text:p>163075,0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float" office:value="59.01">
            <text:p>59,01</text:p>
          </table:table-cell>
          <table:table-cell office:value-type="float" office:value="183250.01">
            <text:p>183250,0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float" office:value="1.17">
            <text:p>1,17</text:p>
          </table:table-cell>
          <table:table-cell office:value-type="float" office:value="98441.67">
            <text:p>98441,67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float" office:value="1.38">
            <text:p>1,38</text:p>
          </table:table-cell>
          <table:table-cell office:value-type="float" office:value="194591.66">
            <text:p>194591,6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float" office:value="1.78">
            <text:p>1,78</text:p>
          </table:table-cell>
          <table:table-cell office:value-type="float" office:value="99104.17">
            <text:p>99104,1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float" office:value="8.95">
            <text:p>8,95</text:p>
          </table:table-cell>
          <table:table-cell office:value-type="float" office:value="167454.17">
            <text:p>167454,17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float" office:value="6.58">
            <text:p>6,58</text:p>
          </table:table-cell>
          <table:table-cell office:value-type="float" office:value="164933.33">
            <text:p>164933,33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float" office:value="0.19">
            <text:p>0,19</text:p>
          </table:table-cell>
          <table:table-cell office:value-type="float" office:value="89391.67">
            <text:p>89391,67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float" office:value="8.47">
            <text:p>8,47</text:p>
          </table:table-cell>
          <table:table-cell office:value-type="float" office:value="176608.33">
            <text:p>176608,3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Gwatemala</text:p>
          </table:table-cell>
          <table:table-cell office:value-type="float" office:value="14.55">
            <text:p>14,55</text:p>
          </table:table-cell>
          <table:table-cell office:value-type="float" office:value="199058.34">
            <text:p>199058,3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float" office:value="16.66">
            <text:p>16,66</text:p>
          </table:table-cell>
          <table:table-cell office:value-type="float" office:value="171483.33">
            <text:p>171483,3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float" office:value="9.79">
            <text:p>9,79</text:p>
          </table:table-cell>
          <table:table-cell office:value-type="float" office:value="144450">
            <text:p>144450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float" office:value="5.16">
            <text:p>5,16</text:p>
          </table:table-cell>
          <table:table-cell office:value-type="float" office:value="159183.34">
            <text:p>159183,3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float" office:value="32.63">
            <text:p>32,63</text:p>
          </table:table-cell>
          <table:table-cell office:value-type="float" office:value="151787.49">
            <text:p>151787,49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float" office:value="2.49">
            <text:p>2,49</text:p>
          </table:table-cell>
          <table:table-cell office:value-type="float" office:value="162758.33">
            <text:p>162758,3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float" office:value="1.95">
            <text:p>1,95</text:p>
          </table:table-cell>
          <table:table-cell office:value-type="float" office:value="102779.16">
            <text:p>102779,1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float" office:value="7.32">
            <text:p>7,32</text:p>
          </table:table-cell>
          <table:table-cell office:value-type="float" office:value="180233.33">
            <text:p>180233,33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float" office:value="1.58">
            <text:p>1,58</text:p>
          </table:table-cell>
          <table:table-cell office:value-type="float" office:value="197416.66">
            <text:p>197416,66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float" office:value="0.69">
            <text:p>0,69</text:p>
          </table:table-cell>
          <table:table-cell office:value-type="float" office:value="81725">
            <text:p>81725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float" office:value="17.93">
            <text:p>17,93</text:p>
          </table:table-cell>
          <table:table-cell office:value-type="float" office:value="170508.33">
            <text:p>170508,33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float" office:value="7.36">
            <text:p>7,36</text:p>
          </table:table-cell>
          <table:table-cell office:value-type="float" office:value="166470.83">
            <text:p>166470,83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float" office:value="14.57">
            <text:p>14,57</text:p>
          </table:table-cell>
          <table:table-cell office:value-type="float" office:value="182741.67">
            <text:p>182741,67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float" office:value="23.19">
            <text:p>23,19</text:p>
          </table:table-cell>
          <table:table-cell office:value-type="float" office:value="201679.17">
            <text:p>201679,17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float" office:value="20.62">
            <text:p>20,62</text:p>
          </table:table-cell>
          <table:table-cell office:value-type="float" office:value="182204.17">
            <text:p>182204,1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float" office:value="25.46">
            <text:p>25,46</text:p>
          </table:table-cell>
          <table:table-cell office:value-type="float" office:value="192658.34">
            <text:p>192658,3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float" office:value="2.47">
            <text:p>2,47</text:p>
          </table:table-cell>
          <table:table-cell office:value-type="float" office:value="144283.33">
            <text:p>144283,33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float" office:value="40.95">
            <text:p>40,95</text:p>
          </table:table-cell>
          <table:table-cell office:value-type="float" office:value="177733.33">
            <text:p>177733,33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float" office:value="9.08">
            <text:p>9,08</text:p>
          </table:table-cell>
          <table:table-cell office:value-type="float" office:value="157025">
            <text:p>157025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float" office:value="4.46">
            <text:p>4,46</text:p>
          </table:table-cell>
          <table:table-cell office:value-type="float" office:value="186366.67">
            <text:p>186366,67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float" office:value="13.46">
            <text:p>13,46</text:p>
          </table:table-cell>
          <table:table-cell office:value-type="float" office:value="185408.34">
            <text:p>185408,34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float" office:value="18.59">
            <text:p>18,59</text:p>
          </table:table-cell>
          <table:table-cell office:value-type="float" office:value="120808.33">
            <text:p>120808,3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float" office:value="10.72">
            <text:p>10,72</text:p>
          </table:table-cell>
          <table:table-cell office:value-type="float" office:value="128691.66">
            <text:p>128691,6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float" office:value="6.4">
            <text:p>6,4</text:p>
          </table:table-cell>
          <table:table-cell office:value-type="float" office:value="127525">
            <text:p>12752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float" office:value="1.37">
            <text:p>1,37</text:p>
          </table:table-cell>
          <table:table-cell office:value-type="float" office:value="117425">
            <text:p>11742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Makao</text:p>
          </table:table-cell>
          <table:table-cell office:value-type="float" office:value="2.48">
            <text:p>2,48</text:p>
          </table:table-cell>
          <table:table-cell office:value-type="float" office:value="77250">
            <text:p>77250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float" office:value="-3.6">
            <text:p>-3,6</text:p>
          </table:table-cell>
          <table:table-cell office:value-type="float" office:value="166800">
            <text:p>16680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float" office:value="10.25">
            <text:p>10,25</text:p>
          </table:table-cell>
          <table:table-cell office:value-type="float" office:value="136108.33">
            <text:p>136108,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auritius</text:p>
          </table:table-cell>
          <table:table-cell office:value-type="float" office:value="0.72">
            <text:p>0,72</text:p>
          </table:table-cell>
          <table:table-cell office:value-type="float" office:value="85033.34">
            <text:p>85033,3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float" office:value="45.35">
            <text:p>45,35</text:p>
          </table:table-cell>
          <table:table-cell office:value-type="float" office:value="183412.5">
            <text:p>183412,5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float" office:value="10.09">
            <text:p>10,09</text:p>
          </table:table-cell>
          <table:table-cell office:value-type="float" office:value="160333.33">
            <text:p>160333,33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float" office:value="-0.76">
            <text:p>-0,76</text:p>
          </table:table-cell>
          <table:table-cell office:value-type="float" office:value="170783.33">
            <text:p>170783,33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float" office:value="-7.79">
            <text:p>-7,79</text:p>
          </table:table-cell>
          <table:table-cell office:value-type="float" office:value="180345.83">
            <text:p>180345,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iemcy</text:p>
          </table:table-cell>
          <table:table-cell office:value-type="float" office:value="3.32">
            <text:p>3,32</text:p>
          </table:table-cell>
          <table:table-cell office:value-type="float" office:value="150683.34">
            <text:p>150683,3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float" office:value="-0.55">
            <text:p>-0,55</text:p>
          </table:table-cell>
          <table:table-cell office:value-type="float" office:value="108083.34">
            <text:p>108083,3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float" office:value="-3.13">
            <text:p>-3,13</text:p>
          </table:table-cell>
          <table:table-cell office:value-type="float" office:value="90958.33">
            <text:p>90958,33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float" office:value="20.6">
            <text:p>20,6</text:p>
          </table:table-cell>
          <table:table-cell office:value-type="float" office:value="199324.99">
            <text:p>199324,99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float" office:value="19.23">
            <text:p>19,23</text:p>
          </table:table-cell>
          <table:table-cell office:value-type="float" office:value="200250">
            <text:p>200250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float" office:value="11.1">
            <text:p>11,1</text:p>
          </table:table-cell>
          <table:table-cell office:value-type="float" office:value="185166.67">
            <text:p>185166,6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float" office:value="55.3">
            <text:p>55,3</text:p>
          </table:table-cell>
          <table:table-cell office:value-type="float" office:value="214133.33">
            <text:p>214133,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olska</text:p>
          </table:table-cell>
          <table:table-cell office:value-type="float" office:value="15.72">
            <text:p>15,72</text:p>
          </table:table-cell>
          <table:table-cell office:value-type="float" office:value="141920.83">
            <text:p>141920,8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float" office:value="8.98">
            <text:p>8,98</text:p>
          </table:table-cell>
          <table:table-cell office:value-type="float" office:value="195291.67">
            <text:p>195291,67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float" office:value="9.38">
            <text:p>9,38</text:p>
          </table:table-cell>
          <table:table-cell office:value-type="float" office:value="160966.66">
            <text:p>160966,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osja</text:p>
          </table:table-cell>
          <table:table-cell office:value-type="float" office:value="17.92">
            <text:p>17,92</text:p>
          </table:table-cell>
          <table:table-cell office:value-type="float" office:value="145979.17">
            <text:p>145979,1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float" office:value="12.8">
            <text:p>12,8</text:p>
          </table:table-cell>
          <table:table-cell office:value-type="float" office:value="142766.66">
            <text:p>142766,66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float" office:value="38.31">
            <text:p>38,31</text:p>
          </table:table-cell>
          <table:table-cell office:value-type="float" office:value="113275">
            <text:p>113275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15.06">
            <text:p>15,06</text:p>
          </table:table-cell>
          <table:table-cell office:value-type="float" office:value="143783.33">
            <text:p>143783,33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float" office:value="-17.22">
            <text:p>-17,22</text:p>
          </table:table-cell>
          <table:table-cell office:value-type="float" office:value="78683.34">
            <text:p>78683,34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float" office:value="3.23">
            <text:p>3,23</text:p>
          </table:table-cell>
          <table:table-cell office:value-type="float" office:value="149850">
            <text:p>149850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float" office:value="8.56">
            <text:p>8,56</text:p>
          </table:table-cell>
          <table:table-cell office:value-type="float" office:value="139220.83">
            <text:p>139220,8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float" office:value="15.9">
            <text:p>15,9</text:p>
          </table:table-cell>
          <table:table-cell office:value-type="float" office:value="152262.5">
            <text:p>152262,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float" office:value="17.85">
            <text:p>17,85</text:p>
          </table:table-cell>
          <table:table-cell office:value-type="float" office:value="176850.01">
            <text:p>176850,0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float" office:value="11.95">
            <text:p>11,95</text:p>
          </table:table-cell>
          <table:table-cell office:value-type="float" office:value="121508.33">
            <text:p>121508,3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float" office:value="7.74">
            <text:p>7,74</text:p>
          </table:table-cell>
          <table:table-cell office:value-type="float" office:value="129525">
            <text:p>129525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float" office:value="2.36">
            <text:p>2,36</text:p>
          </table:table-cell>
          <table:table-cell office:value-type="float" office:value="138254.16">
            <text:p>138254,16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float" office:value="-0.79">
            <text:p>-0,79</text:p>
          </table:table-cell>
          <table:table-cell office:value-type="float" office:value="57433.33">
            <text:p>57433,33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float" office:value="8.45">
            <text:p>8,45</text:p>
          </table:table-cell>
          <table:table-cell office:value-type="float" office:value="128275.01">
            <text:p>128275,01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float" office:value="5.55">
            <text:p>5,55</text:p>
          </table:table-cell>
          <table:table-cell office:value-type="float" office:value="164795.83">
            <text:p>164795,83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float" office:value="-5.31">
            <text:p>-5,31</text:p>
          </table:table-cell>
          <table:table-cell office:value-type="float" office:value="114008.33">
            <text:p>114008,33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float" office:value="13.5">
            <text:p>13,5</text:p>
          </table:table-cell>
          <table:table-cell office:value-type="float" office:value="149391.67">
            <text:p>149391,6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float" office:value="7.55">
            <text:p>7,55</text:p>
          </table:table-cell>
          <table:table-cell office:value-type="float" office:value="139729.16">
            <text:p>139729,1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float" office:value="12.89">
            <text:p>12,89</text:p>
          </table:table-cell>
          <table:table-cell office:value-type="float" office:value="165695.84">
            <text:p>165695,8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float" office:value="15.54">
            <text:p>15,54</text:p>
          </table:table-cell>
          <table:table-cell office:value-type="float" office:value="203216.67">
            <text:p>203216,67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float" office:value="-9.18">
            <text:p>-9,18</text:p>
          </table:table-cell>
          <table:table-cell office:value-type="float" office:value="83516.67">
            <text:p>83516,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2">22.11.2022</text:date>, <text:time>11:54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22T11:54:18.51</dc:date>
    <dc:creator>Andrzej Bystrzycki</dc:creator>
    <meta:document-statistic meta:table-count="1" meta:cell-count="279" meta:object-count="0"/>
    <meta:generator>OpenOffice.org/3.3$Win32 OpenOffice.org_project/330m20$Build-9567</meta:generator>
  </office:meta>
</office:document-meta>
</file>